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L1"/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000000"/>
    </style:style>
    <style:style style:name="P5" style:family="paragraph" style:parent-style-name="Standard" style:list-style-name="L2">
      <style:text-properties fo:color="#000000"/>
    </style:style>
    <style:style style:name="T1" style:family="text">
      <style:text-properties fo:color="#ff33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e nach System kann es bei der Installation zu Problemen kommen.</text:p>
      <text:p text:style-name="Standard">Normalerweise kann der Server in einigen wenigen Schritten eingerichtet werden.</text:p>
      <text:p text:style-name="Standard"/>
      <text:list xml:id="list6515841470436725305" text:style-name="L1">
        <text:list-item>
          <text:p text:style-name="P2">Diesen Ordner auf dem Server in den Zielordner verschieben.</text:p>
        </text:list-item>
        <text:list-item>
          <text:p text:style-name="P2">Eine neue Datenbank mit dem Namen "project" anlegen (ich benutze gerne Navicat Lite DBMS MariaDB)</text:p>
        </text:list-item>
        <text:list-item>
          <text:p text:style-name="P2">den SQL dump aus diesem Ordner einladen(Execute dump).</text:p>
        </text:list-item>
        <text:list-item>
          <text:p text:style-name="P2">Einen Datenbankuser erstellen(mit CRUD rechten ohne Grant, File usw.), dessen PW und Name mit den Daten in der Application/Config/database.php übereinstimmt.</text:p>
        </text:list-item>
      </text:list>
      <text:p text:style-name="Standard"><text:tab/><text:span text:style-name="T1">Unter Xampp wäre man nun Fertig!</text:span></text:p>
      <text:p text:style-name="P3"/>
      <text:p text:style-name="P3">Test mit http://localhost/ProjectCode</text:p>
      <text:p text:style-name="P1">In Linux kann zusätzlich apache angepasst werden </text:p>
      <text:p text:style-name="P1">&lt;VirtualHost *:80&gt;<text:line-break/> ServerAdmin admin@yourdomain.com<text:line-break/> DocumentRoot /var/www/ProjectCode/<text:line-break/> ServerName yourdomain.com<text:line-break/> ServerAlias www.yourdomain.com<text:line-break/> &lt;Directory /var/www/ProjectCode/&gt;</text:p>
      <text:p text:style-name="P1"/>
      <text:p text:style-name="P1">die Directories auf den neuen Ordner verlinken und anschließen Apache neu starten.</text:p>
      <text:p text:style-name="P1"/>
      <text:p text:style-name="P1">ebenfalls in Application/Config/config.php</text:p>
      <text:p text:style-name="P1">*/<text:line-break/>$config['base_url'] = '';<text:line-break/><text:line-break/>/*<text:line-break/><text:line-break/>*/<text:line-break/>$config['index_page'] = '';</text:p>
      <text:p text:style-name="P1"/>
      <text:p text:style-name="P1"/>
      <text:p text:style-name="P1"/>
      <text:p text:style-name="P1">Probleme</text:p>
      <text:p text:style-name="P1"/>
      <text:p text:style-name="P1">Mein Notebook mit Windows 7 hatte Probleme mit der htaccess um diese zu umgehen.</text:p>
      <text:p text:style-name="P1">(Sollten es nur lokale tests sein):</text:p>
      <text:list xml:id="list3021940859824555086" text:style-name="L2">
        <text:list-item>
          <text:p text:style-name="P5">alles in der htaccess auskommentieren (In ProjectCode im Hauptpfad)</text:p>
        </text:list-item>
        <text:list-item>
          <text:p text:style-name="P5">in der Application/Config/config.php </text:p>
          <text:list>
            <text:list-header>
              <text:p text:style-name="P5">$config['base_url'] = '<text:a xlink:type="simple" xlink:href="http://localhost/ProjectCode/index.php" text:style-name="Internet_20_link" text:visited-style-name="Visited_20_Internet_20_Link">http://localhost/ProjectCode/index.php</text:a>'; (die index hinzufügen)</text:p>
              <text:p text:style-name="P5">$config['index_page'] = '';</text:p>
            </text:list-header>
          </text:list>
        </text:list-item>
      </text:list>
      <text:p text:style-name="P1">Nun sollte es gehen. </text:p>
      <text:p text:style-name="P1">Allerdings muss im Header jeglichem Einladen von scripts noch der Pfad aktualisiert werden, nicht in diesem Ordner nach den Dateien zu suchen (../ vor den Pfad setze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23S</meta:editing-duration>
    <meta:editing-cycles>4</meta:editing-cycles>
    <meta:generator>OpenOffice/4.1.1$Win32 OpenOffice.org_project/411m6$Build-9775</meta:generator>
    <dc:date>2017-08-02T19:14:18.34</dc:date>
    <dc:creator>Robert Businski</dc:creator>
    <meta:document-statistic meta:table-count="0" meta:image-count="0" meta:object-count="0" meta:page-count="1" meta:paragraph-count="22" meta:word-count="204" meta:character-count="1539"/>
    <meta:user-defined meta:name="Info 1"/>
    <meta:user-defined meta:name="Info 2"/>
    <meta:user-defined meta:name="Info 3"/>
    <meta:user-defined meta:name="Info 4"/>
  </office:meta>
</office:document-meta>
</file>